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713cm"/>
    </style:style>
    <style:style style:name="gr2" style:family="graphic" style:parent-style-name="standard">
      <style:graphic-properties draw:stroke="none" svg:stroke-color="#000000" draw:fill="none" draw:fill-color="#ffffff" fo:min-height="0.596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55cm"/>
    </style:style>
    <style:style style:name="gr6" style:family="graphic" style:parent-style-name="standard">
      <style:graphic-properties draw:stroke="none" svg:stroke-color="#000000" draw:fill="none" draw:fill-color="#ffffff" fo:min-height="0.835cm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742cm" svg:height="0.963cm" svg:x="4.46cm" svg:y="2.948cm">
          <draw:text-box>
            <text:p>[ <text:s text:c="2"/>3 <text:s/>9 <text:s text:c="2"/>]</text:p>
          </draw:text-box>
        </draw:frame>
        <draw:frame draw:style-name="gr2" draw:text-style-name="P2" draw:layer="layout" svg:width="2.619cm" svg:height="0.962cm" svg:x="1.562cm" svg:y="2.948cm">
          <draw:text-box>
            <text:p>value</text:p>
          </draw:text-box>
        </draw:frame>
        <draw:frame draw:style-name="gr3" draw:text-style-name="P2" draw:layer="layout" svg:width="2.619cm" svg:height="0.962cm" svg:x="1.562cm" svg:y="4.929cm">
          <draw:text-box>
            <text:p>result</text:p>
          </draw:text-box>
        </draw:frame>
        <draw:line draw:style-name="gr4" draw:text-style-name="P3" draw:layer="layout" svg:x1="5.503cm" svg:y1="3.783cm" svg:x2="5.318cm" svg:y2="5.106cm">
          <text:p/>
        </draw:line>
        <draw:line draw:style-name="gr4" draw:text-style-name="P3" draw:layer="layout" svg:x1="6.244cm" svg:y1="3.783cm" svg:x2="6.588cm" svg:y2="5.106cm">
          <text:p/>
        </draw:line>
        <draw:frame draw:style-name="gr5" draw:text-style-name="P2" draw:layer="layout" svg:width="3.36cm" svg:height="1.005cm" svg:x="4.286cm" svg:y="4.974cm">
          <draw:text-box>
            <text:p>[[ 3 ] [ 9 ]]</text:p>
          </draw:text-box>
        </draw:frame>
        <draw:frame draw:style-name="gr1" draw:text-style-name="P1" draw:layer="layout" svg:width="3.742cm" svg:height="0.963cm" svg:x="4.403cm" svg:y="7.34cm">
          <draw:text-box>
            <text:p>[ <text:s/>2 <text:s/>13 <text:s/>]</text:p>
          </draw:text-box>
        </draw:frame>
        <draw:frame draw:style-name="gr2" draw:text-style-name="P2" draw:layer="layout" svg:width="2.619cm" svg:height="0.962cm" svg:x="1.505cm" svg:y="7.34cm">
          <draw:text-box>
            <text:p>value</text:p>
          </draw:text-box>
        </draw:frame>
        <draw:frame draw:style-name="gr3" draw:text-style-name="P2" draw:layer="layout" svg:width="2.619cm" svg:height="0.962cm" svg:x="1.505cm" svg:y="9.321cm">
          <draw:text-box>
            <text:p>result</text:p>
          </draw:text-box>
        </draw:frame>
        <draw:line draw:style-name="gr4" draw:text-style-name="P3" draw:layer="layout" svg:x1="5.446cm" svg:y1="8.175cm" svg:x2="5.659cm" svg:y2="9.525cm">
          <text:p/>
        </draw:line>
        <draw:line draw:style-name="gr4" draw:text-style-name="P3" draw:layer="layout" svg:x1="6.187cm" svg:y1="8.175cm" svg:x2="7.591cm" svg:y2="9.445cm">
          <text:p/>
        </draw:line>
        <draw:frame draw:style-name="gr6" draw:text-style-name="P2" draw:layer="layout" svg:width="5.743cm" svg:height="1.085cm" svg:x="4.229cm" svg:y="9.366cm">
          <draw:text-box>
            <text:p>[[ 3 2 ] [ 9 13 ]]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 David Eisenberg</meta:initial-creator>
    <meta:creation-date>2017-02-09T14:45:46.929844045</meta:creation-date>
    <dc:date>2017-02-09T14:59:53.094396576</dc:date>
    <dc:creator>J David Eisenberg</dc:creator>
    <meta:editing-duration>PT9M38S</meta:editing-duration>
    <meta:editing-cycles>2</meta:editing-cycles>
    <meta:generator>LibreOffice/4.4.3.2$Linux_X86_64 LibreOffice_project/88805f81e9fe61362df02b9941de8e38a9b5fd16</meta:generator>
    <meta:document-statistic meta:object-count="12"/>
  </office:meta>
</office:document-meta>
</file>